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32pt" style:text-underline-style="solid" style:text-underline-width="auto" style:text-underline-color="font-color" fo:font-weight="bold" officeooo:rsid="00152e65" officeooo:paragraph-rsid="00152e65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officeooo:rsid="0013e6de" officeooo:paragraph-rsid="0013e6de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52e65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87da4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65a65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5a65" officeooo:paragraph-rsid="00165a65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65a65" officeooo:paragraph-rsid="00187da4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2pt" officeooo:rsid="0013e6de" officeooo:paragraph-rsid="0013e6de" style:font-size-asian="32pt" style:font-size-complex="32pt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2e65" officeooo:paragraph-rsid="00152e6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bold" officeooo:rsid="001cf257" officeooo:paragraph-rsid="001cf257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bold" officeooo:rsid="001cf257" officeooo:paragraph-rsid="001cf257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bold" officeooo:rsid="001f5c68" officeooo:paragraph-rsid="001f5c68" style:font-size-asian="15.75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f257" officeooo:paragraph-rsid="001cf257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5c68" officeooo:paragraph-rsid="001f5c6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5c68" officeooo:paragraph-rsid="002128c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size="24pt" style:text-underline-style="none" fo:font-weight="bold" officeooo:rsid="001cf257" officeooo:paragraph-rsid="001cf257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 fo:break-before="page"/>
      <style:text-properties fo:font-size="18pt" style:text-underline-style="none" fo:font-weight="bold" officeooo:rsid="001f5c68" officeooo:paragraph-rsid="001f5c68" style:font-size-asian="15.75pt" style:font-weight-asian="bold" style:font-size-complex="18pt" style:font-weight-complex="bold"/>
    </style:style>
    <style:style style:name="T1" style:family="text">
      <style:text-properties officeooo:rsid="00152e65"/>
    </style:style>
    <style:style style:name="T2" style:family="text">
      <style:text-properties officeooo:rsid="0017a9fc"/>
    </style:style>
    <style:style style:name="T3" style:family="text">
      <style:text-properties officeooo:rsid="00187da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2128c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5c68"/>
    </style:style>
    <style:style style:name="T9" style:family="text">
      <style:text-properties officeooo:rsid="002128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9">Rapport Projet ALGAV </text:p>
      <text:p text:style-name="P9">2018</text:p>
      <text:p text:style-name="P3">Guillaume Rakotomalala</text:p>
      <text:p text:style-name="P3">Firat Mersi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ommaire :</text:p>
      <text:p text:style-name="P2"/>
      <text:p text:style-name="P4">1. Structures utilisées :</text:p>
      <text:p text:style-name="P4"><text:tab/>a. Tas tableau</text:p>
      <text:p text:style-name="P4"><text:tab/>b. Tas arbre</text:p>
      <text:p text:style-name="P5"><text:tab/>c. Tournois binomial/<text:span text:style-name="T3">G</text:span></text:p>
      <text:p text:style-name="P5"><text:tab/>d. File binomiale/<text:span text:style-name="T3">G</text:span></text:p>
      <text:p text:style-name="P4"><text:tab/>e. AVL</text:p>
      <text:p text:style-name="P4"/>
      <text:p text:style-name="P4">2. Preuves de complexité pour les tas</text:p>
      <text:p text:style-name="P4"/>
      <text:p text:style-name="P4">3. Tas, graphes de temps d’exécution</text:p>
      <text:p text:style-name="P4"/>
      <text:p text:style-name="P4">4. Tas, implémentation la plus efficace</text:p>
      <text:p text:style-name="P4"/>
      <text:p text:style-name="P4">5. File binomiale, graphes de temps d’exécution/<text:span text:style-name="T3">G</text:span></text:p>
      <text:p text:style-name="P4"/>
      <text:p text:style-name="P4">6. Comparaison entre tas (tableau) et file binomiale</text:p>
      <text:p text:style-name="P4"/>
      <text:p text:style-name="P4"/>
      <text:p text:style-name="P4">////</text:p>
      <text:p text:style-name="P7">Executable a faire : </text:p>
      <text:p text:style-name="P8"><text:tab/><text:span text:style-name="T3">a. </text:span>pour tas (les 2) et FB : <text:span text:style-name="T1">/G|F</text:span></text:p>
      <text:p text:style-name="P7"><text:tab/><text:tab/>-XXConsIter.exe (prend en arg un fichier) </text:p>
      <text:p text:style-name="P7"><text:tab/><text:tab/>-XXAjout.exe (prend en arg un fichier)</text:p>
      <text:p text:style-name="P7"><text:tab/><text:tab/>-XXSuppr<text:span text:style-name="T2">Min</text:span>.exe (prend en arg un fichier)</text:p>
      <text:p text:style-name="P7"><text:tab/><text:tab/>-XXUnion.exe (prend en arg deux fichiers) </text:p>
      <text:p text:style-name="P7"><text:tab/><text:tab/></text:p>
      <text:p text:style-name="P7"><text:tab/><text:span text:style-name="T3">b.</text:span>pour AVL</text:p>
      <text:p text:style-name="P7"><text:tab/><text:tab/>-ParseShakesFile.exe (prend en arg un fichier)</text:p>
      <text:p text:style-name="P6"/>
      <text:p text:style-name="P4">/////</text:p>
      <text:p text:style-name="P17">1. Structures utilisées :</text:p>
      <text:p text:style-name="P11"/>
      <text:p text:style-name="P12">c. Tournois binomial</text:p>
      <text:p text:style-name="P12"/>
      <text:p text:style-name="P14">typedef struct tournoisB</text:p>
      <text:p text:style-name="P14">{ </text:p>
      <text:p text:style-name="P14"><text:tab/>int rank;</text:p>
      <text:p text:style-name="P14"/>
      <text:p text:style-name="P14"><text:tab/>struct tournoisB *parent;</text:p>
      <text:p text:style-name="P14"><text:tab/>struct lTB *listChild;</text:p>
      <text:p text:style-name="P14"/>
      <text:p text:style-name="P14"><text:tab/>bigInt *data;</text:p>
      <text:p text:style-name="P14"/>
      <text:p text:style-name="P14">} TB;</text:p>
      <text:p text:style-name="P14"/>
      <text:p text:style-name="P14">typedef struct lTB</text:p>
      <text:p text:style-name="P14">{</text:p>
      <text:p text:style-name="P14"><text:tab/>struct lTB *previous;</text:p>
      <text:p text:style-name="P14"><text:tab/>struct lTB *next;</text:p>
      <text:p text:style-name="P14"/>
      <text:p text:style-name="P14"><text:tab/>TB *data; </text:p>
      <text:p text:style-name="P14"/>
      <text:p text:style-name="P14">} listTB;</text:p>
      <text:p text:style-name="P14"/>
      <text:p text:style-name="P14">Ici on peut voir deux structures. La première est la structure est celle du tournois binomial appelée <text:span text:style-name="T5">TB</text:span>. Elle est composée :</text:p>
      <text:p text:style-name="P14"><text:tab/>- d’un entier <text:span text:style-name="T4">rank</text:span> qui est le rang associé au TB (ex : TB0 ou TB1).</text:p>
      <text:p text:style-name="P14"><text:tab/>- d’un TB <text:span text:style-name="T4">parent</text:span> qui est le parent du TB.</text:p>
      <text:p text:style-name="P14"><text:tab/>- d’une listTB <text:span text:style-name="T4">listChild</text:span> qui est la liste des sous TB de la racine.</text:p>
      <text:p text:style-name="P14"><text:tab/>- d’un bigInt <text:span text:style-name="T4">data</text:span> qui est la clef stockée.</text:p>
      <text:p text:style-name="P14">La deuxième structure est la structure <text:span text:style-name="T5">listTB</text:span>. C’est une liste doublement chainée qui contient les TB. Elle est composée :</text:p>
      <text:p text:style-name="P14"><text:tab/>- d’un<text:span text:style-name="T8">e</text:span> listTB <text:span text:style-name="T4">previous</text:span><text:span text:style-name="T7"> </text:span>qui est l’élément précédent (si on est en début de liste, <text:tab/>il est NULL).</text:p>
      <text:p text:style-name="P14"><text:tab/>- d’un<text:span text:style-name="T8">e</text:span> listTB <text:span text:style-name="T4">next</text:span> qui est l’élélément suivant (si on est en fin de liste, il est <text:tab/>NULL).</text:p>
      <text:p text:style-name="P14"><text:tab/>- d’un TB <text:span text:style-name="T4">data</text:span> qui est la donnée stockée à cette emplacement.</text:p>
      <text:p text:style-name="P18">d. File binomiale</text:p>
      <text:p text:style-name="P13"/>
      <text:p text:style-name="P15">typedef struct</text:p>
      <text:p text:style-name="P15">{</text:p>
      <text:p text:style-name="P15"><text:tab/>int nbElement;</text:p>
      <text:p text:style-name="P15"><text:tab/>listTB *listTree;</text:p>
      <text:p text:style-name="P15">} FB;</text:p>
      <text:p text:style-name="P15"/>
      <text:p text:style-name="P15">Cette structure est la structure que l’on utilise pour manipuler les file binomiale, elle est composée :</text:p>
      <text:p text:style-name="P15"><text:tab/>- d’un entier <text:span text:style-name="T4">nbElement</text:span> qui est le nombre de clef contenue dans la file.</text:p>
      <text:p text:style-name="P16"><text:tab/>- d’une <text:span text:style-name="T9">listTB </text:span><text:span text:style-name="T6">listTree</text:span><text:span text:style-name="T9"> qui est la liste qui contient tous les TB qui composent la <text:tab/>fi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0:16:35.731082330</meta:creation-date>
    <meta:editing-duration>PT3M43S</meta:editing-duration>
    <meta:editing-cycles>4</meta:editing-cycles>
    <meta:generator>LibreOffice/6.0.7.3$Linux_X86_64 LibreOffice_project/00m0$Build-3</meta:generator>
    <dc:date>2018-12-17T20:31:51.861814948</dc:date>
    <meta:document-statistic meta:table-count="0" meta:image-count="0" meta:object-count="0" meta:page-count="4" meta:paragraph-count="60" meta:word-count="345" meta:character-count="1965" meta:non-whitespace-character-count="1632"/>
  </office:meta>
</office:document-meta>
</file>